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1.5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calcext:value-type="string" table:number-columns-spanned="5" table:number-rows-spanned="1">
            <text:p><text:a xlink:href="py3o://for=%22obj%20in%20objects%22" xlink:type="simple">for="obj in objects"</text:a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 table:number-columns-spanned="5" table:number-rows-spanned="1">
            <text:p><text:a xlink:href="py3o://with=%22o=obj.with_context(lang=user.lang)%22" xlink:type="simple">with="o=obj.with_context(lang=user.lang)"</text:a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2" office:value-type="string" calcext:value-type="string">
            <text:p>Picking No.</text:p>
          </table:table-cell>
          <table:table-cell office:value-type="string" calcext:value-type="string">
            <text:p>${o.name}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Details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Default co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oM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Serials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 table:number-columns-spanned="5" table:number-rows-spanned="1">
            <text:p><text:a xlink:href="py3o://for=%22m%20in%20o.move_ids_without_package%22" xlink:type="simple">for="m in o.move_ids_without_package"</text:a>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calcext:value-type="string">
            <text:p>${m.product_id.default_code}</text:p>
          </table:table-cell>
          <table:table-cell office:value-type="string" calcext:value-type="string">
            <text:p>${m.product_id.name}</text:p>
          </table:table-cell>
          <table:table-cell office:value-type="string" calcext:value-type="string">
            <text:p>${m.product_uom.name}</text:p>
          </table:table-cell>
          <table:table-cell table:style-name="ce4" office:value-type="string" calcext:value-type="string">
            <text:p>${m.quantity}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5" table:number-rows-spanned="1">
            <text:p><text:a xlink:href="py3o://if=%22m.product_id.tracking%20==%20'serial'%22" xlink:type="simple">if="m.product_id.tracking == 'serial'"</text:a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 table:number-columns-spanned="5" table:number-rows-spanned="1">
            <text:p><text:a xlink:href="py3o://for=%22sml%20in%20m.move_line_ids%22" xlink:type="simple">for="sml in m.move_line_ids"</text:a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<text:a xlink:href="py3o://if=%22o.picking_type_code%20==%20'incoming'%22" xlink:type="simple">if="o.picking_type_code == 'incoming'"</text:a>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${sml.lot_name}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<text:a xlink:href="py3o:///if" xlink:type="simple">/if</text:a>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<text:a xlink:href="py3o://if=%22o.picking_type_code%20==%20'outgoing'%22" xlink:type="simple">if="o.picking_type_code == 'outgoing'"</text:a>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${sml.lot_id.name}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<text:a xlink:href="py3o:///if" xlink:type="simple">/if</text:a></text:p>
          </table:table-cell>
          <table:table-cell table:number-columns-repeated="16379"/>
        </table:table-row>
        <table:table-row table:style-name="ro1">
          <table:table-cell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 table:number-columns-spanned="5" table:number-rows-spanned="1">
            <text:p><text:a xlink:href="py3o:///if" xlink:type="simple">/if</text:a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<text:a xlink:href="py3o:///with" xlink:type="simple">/with</text:a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number-columns-repeated="4"/>
          <table:table-cell table:number-columns-repeated="16379"/>
        </table:table-row>
        <table:table-row table:style-name="ro1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09:26:40.4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06:33:59.963000000</meta:creation-date>
    <dc:date>2024-12-05T09:37:20.543000000</dc:date>
    <meta:editing-duration>PT18M27S</meta:editing-duration>
    <meta:editing-cycles>6</meta:editing-cycles>
    <meta:generator>LibreOffice/24.2.5.2$Windows_X86_64 LibreOffice_project/bffef4ea93e59bebbeaf7f431bb02b1a39ee8a59</meta:generator>
    <meta:document-statistic meta:table-count="1" meta:cell-count="28" meta:object-count="0"/>
  </office:meta>
</office:document-meta>
</file>